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2af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2af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2af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2af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2af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2af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2af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2af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2af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2af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2af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2af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2af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2af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2af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2af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2af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Camila Montserrath Mon Romer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7/10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2091634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Irimar Saulennys Romero Pè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91634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3.86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1" meta:non-whitespace-character-count="1003"/>
    <meta:template xlink:type="simple" xlink:actuate="onRequest" xlink:title="Normal" xlink:href=""/>
  </office:meta>
</office:document-meta>
</file>